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inux Biolinum" svg:font-family="'Linux Biolinum'" style:font-pitch="variable"/>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Heading_20_1">
      <style:paragraph-properties fo:break-before="page"/>
    </style:style>
    <style:style style:name="P3" style:family="paragraph" style:parent-style-name="Heading_20_2">
      <style:paragraph-properties fo:break-before="page"/>
    </style:style>
    <style:style style:name="T1" style:family="text">
      <style:text-properties fo:font-style="italic" fo:font-weight="normal" style:font-style-asian="italic" style:font-weight-asian="normal" style:font-style-complex="italic" style:font-weight-complex="normal"/>
    </style:style>
    <style:style style:name="T2" style:family="text">
      <style:text-properties fo:font-weight="bold" style:font-weight-asian="bold" style:font-weight-complex="bold"/>
    </style:style>
    <style:style style:name="T3" style:family="text">
      <style:text-properties fo:color="#ff0000"/>
    </style:style>
    <number:date-style style:name="N84">
      <number:year number:style="long"/>
      <number:text>-</number:text>
      <number:month number:style="long"/>
      <number:text>-</number:text>
      <number:day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
      <text:p text:style-name="Text_20_body"/>
      <text:p text:style-name="Title">EpochX: User Guide</text:p>
      <text:p text:style-name="Subtitle">for version 2.0 beta</text:p>
      <text:p text:style-name="Text_20_body"/>
      <text:p text:style-name="Text_20_body"/>
      <text:p text:style-name="Text_20_body"/>
      <text:p text:style-name="Text_20_body"/>
      <text:p text:style-name="Text_20_body"/>
      <text:p text:style-name="Text_20_body"/>
      <text:p text:style-name="Text_20_body"/>
      <text:p text:style-name="P1"><text:date style:data-style-name="N84" text:date-value="2009-07-08T01:16:51.01">2009-07-08</text:date></text:p>
      <text:h text:style-name="P2" text:outline-level="1">What is EpochX?</text:h>
      <text:p text:style-name="Text_20_body">EpochX is a tree based genetic programming API for Java. It has been designed specifically for researchers.</text:p>
      <text:h text:style-name="Heading_20_2" text:outline-level="2">How is it better?</text:h>
      <text:p text:style-name="Text_20_body"/>
      <text:h text:style-name="Heading_20_2" text:outline-level="2">What can't it do?</text:h>
      <text:h text:style-name="P2" text:outline-level="1">Installation</text:h>
      <text:p text:style-name="Text_20_body">You can download the latest version of EpochX from <text:a xlink:type="simple" xlink:href="http://www.epochx.com/">www.epochx.com</text:a>.</text:p>
      <text:p text:style-name="Text_20_body">EpochX is a Java API, and as such it contains no installer or executable. <text:s/>The download will contain the jar file <text:span text:style-name="T1">epochx-2.x.jar</text:span>. To use EpochX in your Java application, simply ensure this jar file is on your classpath. This will then give you complete programmatic access to a range of powerful features, instead of being limited to what can be specified in a properties file, as with most GP software.</text:p>
      <text:h text:style-name="Heading_20_1" text:outline-level="1">Getting Started</text:h>
      <text:p text:style-name="Text_20_body">Lets get your first GP run with EpochX under your belt straight away. Compile the example Even4Parity source file in package com.epochx.example.evenparity:</text:p>
      <text:p text:style-name="Text_20_body"><text:tab/>javac -cp epochx-2.x.jar com/epochx/example/evenparity/Even4Parity.java</text:p>
      <text:p text:style-name="Text_20_body">and then run it:</text:p>
      <text:p text:style-name="Text_20_body"><text:tab/>java -cp epochx-2.x.jar com.epochx.example.evenparity.Even4Parity</text:p>
      <text:p text:style-name="Text_20_body">If your classpath is set properly then you should see a stream of numbers printed at the console. These are statistics about each generation from execution of the Even4Parity problem. Hopefully the <text:span text:style-name="T3">second</text:span> column is reducing, because that's your best fitness in that generation. We'll be looking at all the different sorts of statistics you can generate later. </text:p>
      <text:p text:style-name="Text_20_body">Now open up the source file for Even4Parity.java in your editor and we'll take a look at how it works.</text:p>
      <text:h text:style-name="Heading_20_2" text:outline-level="2">Models</text:h>
      <text:p text:style-name="Text_20_body">The first thing you need to know to use EpochX, is about models. A <text:span text:style-name="T2">model</text:span> is simply a Java class written to control a GP run. Models provide the function and terminal sets, all sorts of run parameters and most importantly, the fitness function. All models implement the GPModel interface, which defines methods for all the information that the system needs to evolve your genetic programs. Even4Parity is a model. You'll see that it actually extends GPAbstractModel rather than GPModel though. Most models you ever write will too.</text:p>
      <text:p text:style-name="Text_20_body">GPAbstractModel provides default values for parameters where possible to make it quick to throw a new model together to test some idea you may have. It also provides convenient setter methods for all parameters, so even when you do want to override the default parameters, you can do so with a simple setXXXParameter() method on construction. The final thing that GPAbstractModel gives us for free is the basic printing to the console of the statistics we request. This can all be easily overridden, but it handles the base case with no work.</text:p>
      <text:h text:style-name="Heading_20_2" text:outline-level="2">Generic Typing</text:h>
      <text:p text:style-name="Text_20_body">EpochX makes heavy use of Java's generic data typing. It allows us to create an extremely robust system which enforces data types throughout your genetic programs. A description of how to use generic types in Java can be found on Sun's <text:a xlink:type="simple" xlink:href="http://java.sun.com/j2se/1.5.0/docs/guide/language/generics.html">Java language guide</text:a>.</text:p>
      <text:p text:style-name="Text_20_body">Most of the classes in EpochX require a generic type. In almost all cases this is simply the data-type of the genetic programs you're evolving. So, for problems like even parity or multiplexers this will be &lt;Boolean&gt; and for symbolic regression problems it will be &lt;Double&gt;. Only single data types are allowed within the programs evolved in EpochX, so these generic types define the required argument and return types of all functions and terminals in use. This will become clearer later.</text:p>
      <text:h text:style-name="P3" text:outline-level="2">Controller</text:h>
      <text:p text:style-name="Text_20_body">Lets return to our source file – Even4Parity.java. At the bottom of the file you'll find the main method that we earlier executed to run the model, containing one line:</text:p>
      <text:p text:style-name="Text_20_body"><text:tab/>GPController.run(new Even4Parity());</text:p>
      <text:p text:style-name="Text_20_body">The class GPController provides the entry point into the EpochX algorithm. It contains one static method run(GPModel). The run method takes a model and executes GP runs according to the parameters it prescribes. The model is also consulted in order to calculate the fitness of a program and at various other stages of the execution.</text:p>
      <text:p text:style-name="Text_20_body"/>
      <text:p text:style-name="Text_20_body"/>
      <text:p text:style-name="Text_20_body">At this point you probably know enough of the basics to get started playing around with the different parameters settable in the model. The rest of this guide will look in more detail at each of the features already described and all those not yet covere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inux Biolinum" svg:font-family="'Linux Biolinum'" style:font-pitch="variable"/>
    <style:font-face style:name="Linux Libertine O1" svg:font-family="'Linux Libertine O'" style:font-adornments="Bold" style:font-pitch="variable"/>
    <style:font-face style:name="Linux Libertine O2" svg:font-family="'Linux Libertine O'" style:font-adornments="Bold Italic" style:font-pitch="variable"/>
    <style:font-face style:name="Linux Libertine O3" svg:font-family="'Linux Libertine O'" style:font-adornments="Italic" style:font-pitch="variable"/>
    <style:font-face style:name="Linux Libertine O" svg:font-family="'Linux Libertine O'" style:font-adornments="Regular"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Linux Libertine O"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style:font-name="Linux Libertine O1"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inux Libertine O2" fo:font-size="14pt" fo:font-style="italic" fo:font-weight="bold"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style:font-name="Linux Libertine O1" fo:font-size="14pt" fo:font-weight="bold" style:font-size-asian="14pt" style:font-weight-asian="bold" style:font-size-complex="14pt" style:font-weight-complex="bold"/>
    </style:style>
    <style:style style:name="Title" style:family="paragraph" style:parent-style-name="Heading" style:next-style-name="Subtitle" style:class="chapter">
      <style:paragraph-properties fo:text-align="center" style:justify-single-word="false"/>
      <style:text-properties style:font-name="Linux Libertine O1"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nux Libertine O3" fo:font-size="14pt" fo:font-style="italic" style:font-size-asian="14pt" style:font-style-asian="italic" style:font-weight-asian="normal" style:font-size-complex="14pt" style:font-style-complex="italic"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om Castle</meta:initial-creator>
    <meta:creation-date>2009-07-07T14:45:54</meta:creation-date>
    <dc:date>2009-07-08T01:16:50.96</dc:date>
    <dc:creator>Tom Castle</dc:creator>
    <meta:editing-duration>PT01H50M16S</meta:editing-duration>
    <meta:editing-cycles>60</meta:editing-cycles>
    <meta:generator>OpenOffice.org/3.1$Win32 OpenOffice.org_project/310m11$Build-9399</meta:generator>
    <meta:document-statistic meta:table-count="0" meta:image-count="0" meta:object-count="0" meta:page-count="4" meta:paragraph-count="28" meta:word-count="673" meta:character-count="4110"/>
  </office:meta>
</office:document-meta>
</file>